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7e6" officeooo:paragraph-rsid="0010e7e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e7e6" officeooo:paragraph-rsid="0010e7e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e7e6" officeooo:paragraph-rsid="0010e7e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0e7e6" officeooo:paragraph-rsid="0010e7e6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0e7e6" officeooo:paragraph-rsid="0010e7e6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133a8" officeooo:paragraph-rsid="001133a8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3f83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97ce"/>
    </style:style>
    <style:style style:name="T3" style:family="text">
      <style:text-properties officeooo:rsid="0013f831"/>
    </style:style>
    <style:style style:name="T4" style:family="text">
      <style:text-properties style:font-name="Times New Roman" fo:font-size="12pt" fo:font-weight="normal" officeooo:rsid="0010e7e6" style:font-size-asian="10.5pt" style:font-weight-asian="normal" style:font-size-complex="12pt" style:font-weight-complex="normal"/>
    </style:style>
    <style:style style:name="T5" style:family="text">
      <style:text-properties officeooo:rsid="0010e7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oll Coding-Team 11.6.2018</text:p>
      <text:p text:style-name="P2"/>
      <text:p text:style-name="P4">Triangle.cs</text:p>
      <text:list xml:id="list3024901002" text:style-name="L1">
        <text:list-item>
          <text:p text:style-name="P5">Codeoptimierung: <text:span text:style-name="T2">Einzelne </text:span>Code-Bl<text:span text:style-name="T2">ö</text:span>cke zu einer Zeile zusammengefasst</text:p>
        </text:list-item>
        <text:list-item>
          <text:p text:style-name="P5">Überprüfung: Limits überprüft <text:span text:style-name="T2">(obere Code-Hälfte)</text:span></text:p>
        </text:list-item>
      </text:list>
      <text:p text:style-name="P3"/>
      <text:list xml:id="list150850928744596" text:continue-numbering="true" text:style-name="L1">
        <text:list-item>
          <text:p text:style-name="P5">Ausstehend: Komplette Optimierung der einzelnen Blöcke</text:p>
        </text:list-item>
      </text:list>
      <text:p text:style-name="P3"/>
      <text:p text:style-name="P4">Square.cs</text:p>
      <text:list xml:id="list2749019410" text:style-name="L2">
        <text:list-item>
          <text:p text:style-name="P6">Überprüfung: Limits überprüft <text:span text:style-name="T3">und geändert</text:span></text:p>
        </text:list-item>
      </text:list>
      <text:list xml:id="list2574548652" text:style-name="L3">
        <text:list-item>
          <text:p text:style-name="P7"><text:span text:style-name="T4">Codeoptimierung: Einzelne Code-Blöcke zu einer Zeile zusammengefasst</text:span></text:p>
          <text:p text:style-name="P7"><text:span text:style-name="T4"/></text:p>
        </text:list-item>
      </text:list>
      <text:list xml:id="list150851245473456" text:continue-list="list2749019410" text:style-name="L2">
        <text:list-item>
          <text:p text:style-name="P6">Ausstehend: Code <text:span text:style-name="T3">weiter </text:span>optimier<text:span text:style-name="T3">en</text:span> wie in <text:span text:style-name="T1">Triangle.cs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31:11.541000000</meta:creation-date>
    <dc:date>2018-06-11T15:08:49.181000000</dc:date>
    <meta:editing-duration>PT11M25S</meta:editing-duration>
    <meta:editing-cycles>4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0" meta:word-count="49" meta:character-count="392" meta:non-whitespace-character-count="359"/>
  </office:meta>
</office:document-meta>
</file>